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aef3" officeooo:paragraph-rsid="000caef3"/>
    </style:style>
    <style:style style:name="P2" style:family="paragraph" style:parent-style-name="Standard">
      <style:text-properties officeooo:rsid="000d58fe" officeooo:paragraph-rsid="000d58fe"/>
    </style:style>
    <style:style style:name="P3" style:family="paragraph" style:parent-style-name="Standard">
      <style:text-properties fo:font-weight="bold" officeooo:rsid="000caef3" officeooo:paragraph-rsid="000caef3" style:font-weight-asian="bold" style:font-weight-complex="bold"/>
    </style:style>
    <style:style style:name="P4" style:family="paragraph" style:parent-style-name="Standard">
      <style:text-properties fo:font-weight="bold" officeooo:rsid="000d62ba" officeooo:paragraph-rsid="000d62ba" style:font-weight-asian="bold" style:font-weight-complex="bold"/>
    </style:style>
    <style:style style:name="P5" style:family="paragraph" style:parent-style-name="Standard">
      <style:text-properties fo:color="#000000" officeooo:rsid="000d58fe" officeooo:paragraph-rsid="000d58fe"/>
    </style:style>
    <style:style style:name="P6" style:family="paragraph" style:parent-style-name="Standard">
      <style:text-properties fo:color="#000000" fo:font-weight="bold" officeooo:rsid="000d58fe" officeooo:paragraph-rsid="000d58fe" style:font-weight-asian="bold" style:font-weight-complex="bold"/>
    </style:style>
    <style:style style:name="P7" style:family="paragraph" style:parent-style-name="Standard">
      <style:text-properties fo:color="#000000" fo:font-weight="bold" officeooo:rsid="000d62ba" officeooo:paragraph-rsid="000d62ba" style:font-weight-asian="bold" style:font-weight-complex="bold"/>
    </style:style>
    <style:style style:name="P8" style:family="paragraph" style:parent-style-name="Standard">
      <style:text-properties fo:color="#000000" fo:font-weight="bold" officeooo:rsid="000df45a" officeooo:paragraph-rsid="000df45a" style:font-weight-asian="bold" style:font-weight-complex="bold"/>
    </style:style>
    <style:style style:name="P9" style:family="paragraph" style:parent-style-name="Standard">
      <style:text-properties fo:color="#000000" fo:font-weight="bold" officeooo:rsid="001049c4" officeooo:paragraph-rsid="001049c4" style:font-weight-asian="bold" style:font-weight-complex="bold"/>
    </style:style>
    <style:style style:name="P10" style:family="paragraph" style:parent-style-name="Standard">
      <style:text-properties fo:color="#000000" fo:font-weight="normal" officeooo:rsid="000d58fe" officeooo:paragraph-rsid="000d58fe" style:font-weight-asian="normal" style:font-weight-complex="normal"/>
    </style:style>
    <style:style style:name="P11" style:family="paragraph" style:parent-style-name="Standard">
      <style:text-properties fo:color="#000000" fo:font-weight="normal" officeooo:rsid="000d62ba" officeooo:paragraph-rsid="000d62ba" style:font-weight-asian="normal" style:font-weight-complex="normal"/>
    </style:style>
    <style:style style:name="P12" style:family="paragraph" style:parent-style-name="Standard">
      <style:text-properties fo:color="#000000" fo:font-weight="normal" officeooo:rsid="000df45a" officeooo:paragraph-rsid="000df45a" style:font-weight-asian="normal" style:font-weight-complex="normal"/>
    </style:style>
    <style:style style:name="P13" style:family="paragraph" style:parent-style-name="Standard">
      <style:text-properties fo:color="#000000" fo:font-weight="normal" officeooo:rsid="0011f70c" officeooo:paragraph-rsid="0011f70c" style:font-weight-asian="normal" style:font-weight-complex="normal"/>
    </style:style>
    <style:style style:name="P14" style:family="paragraph" style:parent-style-name="Standard">
      <style:text-properties fo:color="#000000" fo:font-weight="normal" officeooo:rsid="00146d3b" officeooo:paragraph-rsid="00146d3b" style:font-weight-asian="normal" style:font-weight-complex="normal"/>
    </style:style>
    <style:style style:name="P15" style:family="paragraph" style:parent-style-name="Standard">
      <style:text-properties fo:color="#ff3333" fo:font-weight="normal" officeooo:rsid="000d62ba" officeooo:paragraph-rsid="000d62ba" style:font-weight-asian="normal" style:font-weight-complex="normal"/>
    </style:style>
    <style:style style:name="P16" style:family="paragraph" style:parent-style-name="Standard">
      <style:text-properties fo:color="#800000" officeooo:rsid="000d58fe" officeooo:paragraph-rsid="000d58fe"/>
    </style:style>
    <style:style style:name="P17" style:family="paragraph" style:parent-style-name="Standard">
      <style:text-properties fo:color="#000000" fo:font-weight="normal" officeooo:rsid="000df45a" officeooo:paragraph-rsid="000df45a" style:font-weight-asian="normal" style:font-weight-complex="normal"/>
    </style:style>
    <style:style style:name="T1" style:family="text">
      <style:text-properties officeooo:rsid="000d62ba"/>
    </style:style>
    <style:style style:name="T2" style:family="text">
      <style:text-properties officeooo:rsid="00126e13"/>
    </style:style>
    <style:style style:name="T3" style:family="text">
      <style:text-properties officeooo:rsid="001544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a interpretar donde va cada cosa no fijo)</text:p>
      <text:p text:style-name="P3"/>
      <text:p text:style-name="P3">Gestión de usuarios <text:span text:style-name="T2">(David)</text:span></text:p>
      <text:p text:style-name="P1"/>
      <text:p text:style-name="P2">Registro online.</text:p>
      <text:p text:style-name="P2">Modificar datos personales de contacto y preferencias.</text:p>
      <text:p text:style-name="P2">Consultar historial y estado de reservas y pedidos.</text:p>
      <text:p text:style-name="P2">Consultar historial y estado de opiniones.</text:p>
      <text:p text:style-name="P2">Consultar crédito.</text:p>
      <text:p text:style-name="P16">Direcciones de entrega</text:p>
      <text:p text:style-name="P5">Canjear cupones prepago</text:p>
      <text:p text:style-name="P5">Darse de baja.</text:p>
      <text:p text:style-name="P5">Cerrar sesión.</text:p>
      <text:p text:style-name="P5">Iniciar sesión.</text:p>
      <text:p text:style-name="P5"/>
      <text:p text:style-name="P6">Gestión del perfil de empresas <text:span text:style-name="T2">(Iván)</text:span></text:p>
      <text:p text:style-name="P6"/>
      <text:p text:style-name="P10">Darse de alta.</text:p>
      <text:p text:style-name="P10">Publicar datos y carta. <text:span text:style-name="T1">(datos interés,horario...)</text:span></text:p>
      <text:p text:style-name="P10">Consultar <text:span text:style-name="T1">historial y estado de pedidos.</text:span></text:p>
      <text:p text:style-name="P15">Publicar valoraciones y estadísticos. (consultar...)</text:p>
      <text:p text:style-name="P11">Darse de baja</text:p>
      <text:p text:style-name="P10"/>
      <text:p text:style-name="P7">Gestión de pedidos. <text:span text:style-name="T2">(Rodrigo)</text:span></text:p>
      <text:p text:style-name="P11"/>
      <text:p text:style-name="P12">Búqueda de locales.</text:p>
      <text:p text:style-name="P12">Consultar datos del local.</text:p>
      <text:p text:style-name="P12">Realizar pedido.</text:p>
      <text:p text:style-name="P12">(include</text:p>
      <text:p text:style-name="P12"><text:tab/>Seleccionar productos.</text:p>
      <text:p text:style-name="P12"><text:tab/>Pago. (include pago con tarjeta, en efectivo...</text:p>
      <text:p text:style-name="P12"><text:tab/><text:tab/>Confirmación del pago.</text:p>
      <text:p text:style-name="P12"><text:tab/><text:tab/>Emitir factura.</text:p>
      <text:p text:style-name="P12"><text:tab/><text:tab/>Aplicar cupones de descuento</text:p>
      <text:p text:style-name="P12"><text:tab/>)</text:p>
      <text:p text:style-name="P12">)</text:p>
      <text:p text:style-name="P12"/>
      <text:p text:style-name="P8">Gestión de reservas <text:span text:style-name="T2">(Rodrigo)</text:span></text:p>
      <text:p text:style-name="P8"/>
      <text:p text:style-name="P12">Realizar búsqueda.</text:p>
      <text:p text:style-name="P12">Consultar datos del local.</text:p>
      <text:p text:style-name="P12">Realizar reservas.</text:p>
      <text:p text:style-name="P12">(include</text:p>
      <text:p text:style-name="P12"><text:tab/>Seleccionar paramétros (nº personas, …)</text:p>
      <text:p text:style-name="P12"><text:tab/>Pago (include pago con tarjeta, en efectivo...)</text:p>
      <text:p text:style-name="P12"><text:tab/><text:tab/>Confirmación del pago.</text:p>
      <text:p text:style-name="P12"><text:tab/><text:tab/>Emitir factura.</text:p>
      <text:p text:style-name="P12"><text:tab/><text:tab/>Aplicar cupones de descuento</text:p>
      <text:p text:style-name="P12"><text:tab/>)</text:p>
      <text:p text:style-name="P12">)</text:p>
      <text:p text:style-name="P12"/>
      <text:p text:style-name="P12"/>
      <text:p text:style-name="P8"><text:soft-page-break/>Apoyo a la promoción de la empresa <text:span text:style-name="T2">(Iván)</text:span></text:p>
      <text:p text:style-name="P12"/>
      <text:p text:style-name="P12">Gestión mensajería interna.</text:p>
      <text:p text:style-name="P12"><text:tab/><text:span text:style-name="T3">Crear cuenta</text:span></text:p>
      <text:p text:style-name="P12"><text:tab/><text:span text:style-name="T3">Borrar cuenta</text:span></text:p>
      <text:p text:style-name="P12">Mantenimiento de blog.</text:p>
      <text:p text:style-name="P12">Gestión de la imagen pública de la corporación.</text:p>
      <text:p text:style-name="P12"/>
      <text:p text:style-name="P12"/>
      <text:p text:style-name="P9">Actores:</text:p>
      <text:p text:style-name="P9"/>
      <text:p text:style-name="P13">Administrador</text:p>
      <text:p text:style-name="P13">Empresario</text:p>
      <text:p text:style-name="P13">Cliente</text:p>
      <text:p text:style-name="P13">Usuario no registrado</text:p>
      <text:p text:style-name="P13"/>
      <text:p text:style-name="P13">(y lo que se ocurra...</text:p>
      <text:p text:style-name="P13">yo voto por el agente conversacional)</text:p>
      <text:p text:style-name="P13"/>
      <text:p text:style-name="P14">El razonamiento por el que creo que el agente conversacional no se debe considerar actor es porque un actor es ajeno al sistema(es decir, usa el sistema como un medio opcional para conseguir algún objetivo). Sin embargo el agente conversacional solo tiene sentido dentro del mismo, al menos en la civilización actual y con los avances tecnológicos de la épo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20:19:35.835168357</meta:creation-date>
    <meta:generator>LibreOffice/4.2.8.2$Linux_X86_64 LibreOffice_project/420m0$Build-2</meta:generator>
    <dc:date>2016-04-10T18:06:35.949677941</dc:date>
    <meta:editing-duration>PT51M38S</meta:editing-duration>
    <meta:editing-cycles>9</meta:editing-cycles>
    <meta:document-statistic meta:table-count="0" meta:image-count="0" meta:object-count="0" meta:page-count="2" meta:paragraph-count="56" meta:word-count="253" meta:character-count="1693" meta:non-whitespace-character-count="1476"/>
  </office:meta>
</office:document-meta>
</file>